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weight="bold" officeooo:rsid="0010997f" officeooo:paragraph-rsid="0010997f" style:font-weight-asian="bold" style:font-weight-complex="bold"/>
    </style:style>
    <style:style style:name="P2" style:family="paragraph" style:parent-style-name="Standard">
      <style:paragraph-properties fo:text-align="justify" style:justify-single-word="false"/>
      <style:text-properties fo:font-weight="bold" officeooo:rsid="0010997f" officeooo:paragraph-rsid="0010997f" style:font-weight-asian="bold" style:font-weight-complex="bold" loext:border-line-width="0.026cm 0.004cm 0.053cm" loext:padding="0.049cm" loext:border="2.35pt double #3465a4"/>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0997f"/>
    </style:style>
    <style:style style:name="P5" style:family="paragraph" style:parent-style-name="Standard">
      <style:paragraph-properties fo:text-align="justify" style:justify-single-word="false" fo:break-before="page"/>
      <style:text-properties officeooo:paragraph-rsid="0010997f"/>
    </style:style>
    <style:style style:name="P6" style:family="paragraph" style:parent-style-name="Standard">
      <style:paragraph-properties fo:text-align="justify" style:justify-single-word="false"/>
      <style:text-properties officeooo:paragraph-rsid="001b28d7"/>
    </style:style>
    <style:style style:name="P7" style:family="paragraph" style:parent-style-name="Standard">
      <style:paragraph-properties fo:text-align="justify" style:justify-single-word="false"/>
      <style:text-properties officeooo:paragraph-rsid="001c69fd"/>
    </style:style>
    <style:style style:name="P8" style:family="paragraph" style:parent-style-name="Text_20_body">
      <style:paragraph-properties fo:text-align="justify" style:justify-single-word="false"/>
      <style:text-properties officeooo:paragraph-rsid="001fea69"/>
    </style:style>
    <style:style style:name="P9" style:family="paragraph" style:parent-style-name="Standard">
      <style:paragraph-properties fo:text-align="justify" style:justify-single-word="false" fo:break-before="page"/>
      <style:text-properties officeooo:paragraph-rsid="0021e777"/>
    </style:style>
    <style:style style:name="P10" style:family="paragraph" style:parent-style-name="Standard">
      <style:paragraph-properties fo:text-align="justify" style:justify-single-word="false" fo:break-before="page"/>
      <style:text-properties officeooo:paragraph-rsid="00268b33"/>
    </style:style>
    <style:style style:name="P11" style:family="paragraph" style:parent-style-name="Standard">
      <style:paragraph-properties fo:text-align="justify" style:justify-single-word="false"/>
      <style:text-properties officeooo:paragraph-rsid="00268b33"/>
    </style:style>
    <style:style style:name="P12" style:family="paragraph" style:parent-style-name="Standard">
      <style:paragraph-properties fo:text-align="justify" style:justify-single-word="false"/>
      <style:text-properties fo:font-weight="normal" officeooo:paragraph-rsid="0010997f" style:font-weight-asian="normal" style:font-weight-complex="normal"/>
    </style:style>
    <style:style style:name="P13" style:family="paragraph" style:parent-style-name="Standard">
      <style:paragraph-properties fo:text-align="justify" style:justify-single-word="false"/>
      <style:text-properties officeooo:rsid="00154465" officeooo:paragraph-rsid="00154465"/>
    </style:style>
    <style:style style:name="P14" style:family="paragraph" style:parent-style-name="Standard">
      <style:paragraph-properties fo:text-align="justify" style:justify-single-word="false"/>
      <style:text-properties officeooo:rsid="0015d88d" officeooo:paragraph-rsid="0015d88d"/>
    </style:style>
    <style:style style:name="P15" style:family="paragraph" style:parent-style-name="Standard">
      <style:paragraph-properties fo:text-align="justify" style:justify-single-word="false"/>
      <style:text-properties officeooo:rsid="0015d88d" officeooo:paragraph-rsid="00178a46"/>
    </style:style>
    <style:style style:name="P16" style:family="paragraph" style:parent-style-name="Standard">
      <style:paragraph-properties fo:text-align="justify" style:justify-single-word="false"/>
      <style:text-properties officeooo:rsid="0015d88d" officeooo:paragraph-rsid="00180cb4"/>
    </style:style>
    <style:style style:name="P17" style:family="paragraph" style:parent-style-name="Standard">
      <style:paragraph-properties fo:text-align="justify" style:justify-single-word="false"/>
      <style:text-properties officeooo:rsid="0015d88d" officeooo:paragraph-rsid="0027884f"/>
    </style:style>
    <style:style style:name="P18" style:family="paragraph" style:parent-style-name="Standard">
      <style:paragraph-properties fo:text-align="justify" style:justify-single-word="false"/>
      <style:text-properties officeooo:rsid="001a1489" officeooo:paragraph-rsid="001a1489"/>
    </style:style>
    <style:style style:name="P19" style:family="paragraph" style:parent-style-name="Standard">
      <style:paragraph-properties fo:text-align="justify" style:justify-single-word="false" fo:break-before="page"/>
      <style:text-properties officeooo:rsid="001b28d7" officeooo:paragraph-rsid="001b28d7"/>
    </style:style>
    <style:style style:name="P20" style:family="paragraph" style:parent-style-name="Standard">
      <style:paragraph-properties fo:text-align="justify" style:justify-single-word="false"/>
      <style:text-properties officeooo:rsid="001c69fd" officeooo:paragraph-rsid="001c69fd"/>
    </style:style>
    <style:style style:name="P21" style:family="paragraph" style:parent-style-name="Text_20_body">
      <style:paragraph-properties fo:margin-left="0cm" fo:margin-right="0cm" fo:text-indent="0cm" style:auto-text-indent="false"/>
    </style:style>
    <style:style style:name="P22" style:family="paragraph" style:parent-style-name="Standard">
      <style:paragraph-properties fo:text-align="justify" style:justify-single-word="false"/>
      <style:text-properties officeooo:rsid="0021e777" officeooo:paragraph-rsid="0021e777"/>
    </style:style>
    <style:style style:name="P23" style:family="paragraph" style:parent-style-name="Standard">
      <style:paragraph-properties fo:text-align="justify" style:justify-single-word="false"/>
      <style:text-properties officeooo:rsid="0021e777" officeooo:paragraph-rsid="0023b368"/>
    </style:style>
    <style:style style:name="P24" style:family="paragraph" style:parent-style-name="Standard">
      <style:paragraph-properties fo:text-align="justify" style:justify-single-word="false"/>
      <style:text-properties officeooo:rsid="001c3881" officeooo:paragraph-rsid="00268b33"/>
    </style:style>
    <style:style style:name="P25" style:family="paragraph" style:parent-style-name="Standard">
      <style:paragraph-properties fo:text-align="justify" style:justify-single-word="false" fo:break-before="page"/>
      <style:text-properties officeooo:rsid="001c3881" officeooo:paragraph-rsid="00268b33"/>
    </style:style>
    <style:style style:name="P26" style:family="paragraph" style:parent-style-name="Standard">
      <style:paragraph-properties fo:text-align="justify" style:justify-single-word="false"/>
      <style:text-properties officeooo:rsid="00268b33" officeooo:paragraph-rsid="00268b33"/>
    </style:style>
    <style:style style:name="P27" style:family="paragraph" style:parent-style-name="Standard">
      <style:paragraph-properties fo:text-align="justify" style:justify-single-word="false"/>
      <style:text-properties officeooo:rsid="001dc894" officeooo:paragraph-rsid="00268b33"/>
    </style:style>
    <style:style style:name="P28" style:family="paragraph" style:parent-style-name="Standard">
      <style:paragraph-properties fo:text-align="justify" style:justify-single-word="false"/>
      <style:text-properties officeooo:rsid="0033bcee" officeooo:paragraph-rsid="00268b33"/>
    </style:style>
    <style:style style:name="P29" style:family="paragraph" style:parent-style-name="Standard" style:list-style-name="L1">
      <style:paragraph-properties fo:text-align="justify" style:justify-single-word="false"/>
      <style:text-properties fo:font-weight="normal" officeooo:rsid="0021e777" officeooo:paragraph-rsid="0023b368" style:font-weight-asian="normal" style:font-weight-complex="normal"/>
    </style:style>
    <style:style style:name="P30" style:family="paragraph" style:parent-style-name="Standard" style:list-style-name="L1">
      <style:paragraph-properties fo:text-align="justify" style:justify-single-word="false"/>
      <style:text-properties fo:font-weight="normal" officeooo:rsid="0023b368" officeooo:paragraph-rsid="0023b368" style:font-weight-asian="normal" style:font-weight-complex="normal"/>
    </style:style>
    <style:style style:name="P31" style:family="paragraph" style:parent-style-name="Standard" style:list-style-name="L1">
      <style:paragraph-properties fo:text-align="justify" style:justify-single-word="false"/>
      <style:text-properties officeooo:rsid="0023b368" officeooo:paragraph-rsid="0023b368"/>
    </style:style>
    <style:style style:name="P32" style:family="paragraph" style:parent-style-name="Standard" style:list-style-name="L2">
      <style:paragraph-properties fo:text-align="justify" style:justify-single-word="false"/>
      <style:text-properties officeooo:rsid="001c3881" officeooo:paragraph-rsid="00268b33"/>
    </style:style>
    <style:style style:name="P33" style:family="paragraph" style:parent-style-name="Standard" style:list-style-name="L3">
      <style:paragraph-properties fo:text-align="justify" style:justify-single-word="false"/>
      <style:text-properties officeooo:paragraph-rsid="00268b33"/>
    </style:style>
    <style:style style:name="P34" style:family="paragraph" style:parent-style-name="Standard" style:list-style-name="L3">
      <style:paragraph-properties fo:text-align="justify" style:justify-single-word="false"/>
      <style:text-properties officeooo:paragraph-rsid="0027884f"/>
    </style:style>
    <style:style style:name="P35" style:family="paragraph" style:parent-style-name="Standard">
      <style:paragraph-properties fo:text-align="justify" style:justify-single-word="false"/>
      <style:text-properties officeooo:paragraph-rsid="00268b33"/>
    </style:style>
    <style:style style:name="P36" style:family="paragraph" style:parent-style-name="Standard">
      <style:paragraph-properties fo:text-align="justify" style:justify-single-word="false"/>
      <style:text-properties officeooo:paragraph-rsid="002b172a"/>
    </style:style>
    <style:style style:name="P37" style:family="paragraph" style:parent-style-name="Standard">
      <style:paragraph-properties fo:text-align="justify" style:justify-single-word="false" fo:break-before="page"/>
      <style:text-properties officeooo:paragraph-rsid="002b172a"/>
    </style:style>
    <style:style style:name="P38" style:family="paragraph" style:parent-style-name="Standard">
      <style:paragraph-properties fo:text-align="justify" style:justify-single-word="false"/>
      <style:text-properties officeooo:paragraph-rsid="002cb729"/>
    </style:style>
    <style:style style:name="T1" style:family="text">
      <style:text-properties officeooo:rsid="0010997f" loext:border-line-width="0.026cm 0.004cm 0.053cm" loext:padding="0.049cm" loext:border="2.35pt double #3465a4"/>
    </style:style>
    <style:style style:name="T2" style:family="text">
      <style:text-properties fo:font-weight="bold" style:font-weight-asian="bold" style:font-weight-complex="bold"/>
    </style:style>
    <style:style style:name="T3" style:family="text">
      <style:text-properties fo:font-weight="bold" officeooo:rsid="00117c65" style:font-weight-asian="bold" style:font-weight-complex="bold"/>
    </style:style>
    <style:style style:name="T4" style:family="text">
      <style:text-properties fo:font-weight="bold" officeooo:rsid="00117c65" style:font-weight-asian="bold" style:font-weight-complex="bold" loext:border-line-width="0.026cm 0.004cm 0.053cm" loext:padding="0.049cm" loext:border="2.35pt double #3465a4"/>
    </style:style>
    <style:style style:name="T5" style:family="text">
      <style:text-properties fo:font-weight="bold" officeooo:rsid="0010997f" style:font-weight-asian="bold" style:font-weight-complex="bold" loext:border-line-width="0.026cm 0.004cm 0.053cm" loext:padding="0.049cm" loext:border="2.35pt double #3465a4"/>
    </style:style>
    <style:style style:name="T6" style:family="text">
      <style:text-properties fo:font-weight="bold" style:font-weight-asian="bold" style:font-weight-complex="bold" loext:border-line-width="0.026cm 0.004cm 0.053cm" loext:padding="0.049cm" loext:border="2.35pt double #3465a4"/>
    </style:style>
    <style:style style:name="T7" style:family="text">
      <style:text-properties fo:font-weight="bold" officeooo:rsid="0021e777" style:font-weight-asian="bold" style:font-weight-complex="bold" loext:border-line-width="0.026cm 0.004cm 0.053cm" loext:padding="0.049cm" loext:border="2.35pt double #3465a4"/>
    </style:style>
    <style:style style:name="T8" style:family="text">
      <style:text-properties fo:font-weight="bold" officeooo:rsid="001dc894" style:font-weight-asian="bold" style:font-weight-complex="bold" loext:border-line-width="0.026cm 0.004cm 0.053cm" loext:padding="0.049cm" loext:border="2.35pt double #3465a4"/>
    </style:style>
    <style:style style:name="T9" style:family="text">
      <style:text-properties fo:font-weight="bold" officeooo:rsid="0020ee0a" style:font-weight-asian="bold" style:font-weight-complex="bold" loext:border-line-width="0.026cm 0.004cm 0.053cm" loext:padding="0.049cm" loext:border="2.35pt double #3465a4"/>
    </style:style>
    <style:style style:name="T10" style:family="text">
      <style:text-properties fo:font-weight="bold" officeooo:rsid="00367395" style:font-weight-asian="bold" style:font-weight-complex="bold" loext:border-line-width="0.026cm 0.004cm 0.053cm" loext:padding="0.049cm" loext:border="2.35pt double #3465a4"/>
    </style:style>
    <style:style style:name="T11" style:family="text">
      <style:text-properties fo:font-weight="bold" officeooo:rsid="002b172a" style:font-weight-asian="bold" style:font-weight-complex="bold" loext:border-line-width="0.026cm 0.004cm 0.053cm" loext:padding="0.049cm" loext:border="2.35pt double #3465a4"/>
    </style:style>
    <style:style style:name="T12" style:family="text">
      <style:text-properties fo:font-weight="bold" officeooo:rsid="002cb729" style:font-weight-asian="bold" style:font-weight-complex="bold"/>
    </style:style>
    <style:style style:name="T13" style:family="text">
      <style:text-properties officeooo:rsid="00117c65"/>
    </style:style>
    <style:style style:name="T14" style:family="text">
      <style:text-properties fo:font-style="italic" style:font-style-asian="italic" style:font-style-complex="italic"/>
    </style:style>
    <style:style style:name="T15" style:family="text">
      <style:text-properties officeooo:rsid="0011808c"/>
    </style:style>
    <style:style style:name="T16" style:family="text">
      <style:text-properties officeooo:rsid="0015d88d"/>
    </style:style>
    <style:style style:name="T17" style:family="text">
      <style:text-properties officeooo:rsid="00178a46"/>
    </style:style>
    <style:style style:name="T18" style:family="text">
      <style:text-properties officeooo:rsid="00180cb4"/>
    </style:style>
    <style:style style:name="T19" style:family="text">
      <style:text-properties officeooo:rsid="0018a667"/>
    </style:style>
    <style:style style:name="T20" style:family="text">
      <style:text-properties officeooo:rsid="001b28d7"/>
    </style:style>
    <style:style style:name="T21" style:family="text">
      <style:text-properties officeooo:rsid="001cb10d"/>
    </style:style>
    <style:style style:name="T22" style:family="text">
      <style:text-properties officeooo:rsid="001fea69"/>
    </style:style>
    <style:style style:name="T23" style:family="text">
      <style:text-properties fo:font-weight="normal" style:font-weight-asian="normal" style:font-weight-complex="normal"/>
    </style:style>
    <style:style style:name="T24" style:family="text">
      <style:text-properties fo:font-weight="normal" officeooo:rsid="0021e777" style:font-weight-asian="normal" style:font-weight-complex="normal"/>
    </style:style>
    <style:style style:name="T25" style:family="text">
      <style:text-properties fo:font-weight="normal" officeooo:rsid="002cb729" style:font-weight-asian="normal" style:font-weight-complex="normal"/>
    </style:style>
    <style:style style:name="T26" style:family="text">
      <style:text-properties officeooo:rsid="00268b33"/>
    </style:style>
    <style:style style:name="T27" style:family="text">
      <style:text-properties officeooo:rsid="0022a036"/>
    </style:style>
    <style:style style:name="T28" style:family="text">
      <style:text-properties officeooo:rsid="0033bcee"/>
    </style:style>
    <style:style style:name="T29" style:family="text">
      <style:text-properties officeooo:rsid="0027884f"/>
    </style:style>
    <style:style style:name="T30" style:family="text">
      <style:text-properties officeooo:rsid="002b172a"/>
    </style:style>
    <style:style style:name="T31" style:family="text">
      <style:text-properties officeooo:rsid="002b3c5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eneraciones de los Sistemas Informáticos </text:p>
      <text:p text:style-name="P1"/>
      <text:p text:style-name="P4"><text:span text:style-name="T2">Primera generación (1940-1956):</text:span> Durante esta época, los sistemas informáticos estaban basados en válvulas y tarjetas perforadas. Eran grandes y costosos de operar.</text:p>
      <text:p text:style-name="P3"/>
      <text:p text:style-name="P3"><text:span text:style-name="T2">Segunda generación (1956-1963):</text:span> Se introdujeron los transistores, lo que permitió reducir el tamaño de los equipos y mejorar su eficiencia. También se utilizaban cintas magnéticas para el almacenamiento de datos.</text:p>
      <text:p text:style-name="P3"/>
      <text:p text:style-name="P3"><text:span text:style-name="T2">Tercera generación (1964-1971):</text:span> Se desarrollaron los circuitos integrados, lo que permitió reducir aún más el tamaño de los equipos y aumentar su potencia. Además, se comenzaron a utilizar los discos duros como forma de almacenamiento.</text:p>
      <text:p text:style-name="P3"/>
      <text:p text:style-name="P3"><text:span text:style-name="T2">Cuarta generación (1971-1981):</text:span> Se introdujeron los microprocesadores, lo que permitió integrar todo el sistema en un solo chip. También se desarrollaron los primeros ordenadores personales.</text:p>
      <text:p text:style-name="P3"/>
      <text:p text:style-name="P3"><text:span text:style-name="T2">Quinta generación (1982-presente):</text:span> Se han desarrollado los sistemas basados en inteligencia artificial y el procesamiento paralelo. También se han creado los ordenadores portátiles y los dispositivos móviles.</text:p>
      <text:p text:style-name="P3"/>
      <text:p text:style-name="P3">Cabe destacar que la clasificación de las generaciones de los sistemas informáticos no está estandarizada y puede variar dependiendo de la fuente consultada.</text:p>
      <text:p text:style-name="P3"/>
      <text:p text:style-name="P3"/>
      <text:p text:style-name="P5"><text:span text:style-name="T4">Arquitectura de Von Neumann</text:span><text:span text:style-name="T5"> </text:span></text:p>
      <text:p text:style-name="P12"><text:span text:style-name="T1"/></text:p>
      <text:p text:style-name="P4"/>
      <text:p text:style-name="P4"><text:span text:style-name="T5"/></text:p>
      <text:p text:style-name="P4"><text:span text:style-name="T13">La a</text:span>rquitectura de <text:span text:style-name="T13">V</text:span>on Neumann es un modelo de diseño de computadoras que se basa en una estructura de datos y programas almacenados en la misma memoria. Fue propuesta por el matemático y científico John von Neumann en la década de 1940.</text:p>
      <text:p text:style-name="P4"/>
      <text:p text:style-name="P4">Esta arquitectura se compone de los siguientes elementos principales:</text:p>
      <text:p text:style-name="P4"/>
      <text:p text:style-name="P4">1. <text:span text:style-name="T2">Unidad Central de Procesamiento (CPU)</text:span>: Es la parte principal de<text:span text:style-name="T13">l</text:span> <text:span text:style-name="T13">ordenador</text:span> y se encarga de ejecutar las instrucciones y procesar los datos. Está compuesta por la Unidad de Control, que coordina las operaciones, y la Unidad Aritmético-Lógica, que realiza las operaciones matemáticas y lógicas.</text:p>
      <text:p text:style-name="P4"/>
      <text:p text:style-name="P4">2. <text:span text:style-name="T2">Memoria Principal </text:span><text:span text:style-name="T3">(RAM)</text:span>: Es el lugar donde se almacenan tanto los datos como las instrucciones de los programas. La memoria se divide en posiciones de memoria numeradas consecutivamente y puede ser accedida tanto para leer como para escribir información.</text:p>
      <text:p text:style-name="P4"/>
      <text:p text:style-name="P4">3. <text:span text:style-name="T2">Unidad de Entrada y Salida</text:span>: Permite la comunicación entre <text:span text:style-name="T13">e</text:span>l <text:span text:style-name="T13">ordenador</text:span> y el mundo exterior. Se encarga de recibir los datos de entrada y enviar los resultados de salida. Puede estar compuesta por dispositivos como teclado, <text:span text:style-name="T13">ratón</text:span>, impresora, monitor, entre otros.</text:p>
      <text:p text:style-name="P4"/>
      <text:p text:style-name="P4">4. <text:span text:style-name="T2">Bus</text:span>: Es el medio de comunicación que permite la transferencia de datos y señales entre los distintos componentes de la computadora. Existen diferentes tipos de buses, como el <text:span text:style-name="T14">bus de datos</text:span>, <text:span text:style-name="T14">bus de direcciones</text:span> y <text:span text:style-name="T14">bus de control</text:span>.</text:p>
      <text:p text:style-name="P4"/>
      <text:p text:style-name="P4">La arquitectura de <text:span text:style-name="T13">V</text:span>on Neumann se caracteriza por tener un único flujo de instrucciones, es decir, las instrucciones y los datos se almacenan de la misma forma en la memoria y se acceden a través de la unidad de control. Esto permite que las instrucciones puedan ser modificadas, lo que brinda flexibilidad en la ejecución de programas.</text:p>
      <text:p text:style-name="P4"/>
      <text:p text:style-name="P4">Esta arquitectura ha sido ampliamente utilizada en la construcción de <text:span text:style-name="T13">ordenadores</text:span> modern<text:span text:style-name="T13">o</text:span>s, aunque ha sido extendida y modificada para adaptarse a las necesidades actuales. A pesar de ello, el concepto básico de la arquitectura de <text:span text:style-name="T15">V</text:span>on Neumann sigue siendo fundamental en el diseño de los procesadores y sistemas informáticos.</text:p>
      <text:p text:style-name="P4"/>
      <text:p text:style-name="P4"/>
      <text:p text:style-name="P4"><text:span text:style-name="T15">La U</text:span>nidad Aritmético Lógica (ALU por sus siglas en inglés) es un componente clave en los procesadores de computadoras que realiza operaciones aritméticas y lógicas en los datos. La ALU es responsable de realizar operaciones como sumas, restas, multiplicaciones, divisiones, y operaciones lógicas como AND, OR y NOT.</text:p>
      <text:p text:style-name="P4"/>
      <text:p text:style-name="P4">Las ALU se componen de circuitos lógicos y aritméticos, como compuertas lógicas, sumadores, restadores y multiplicadores. Estos circuitos están diseñados para operar con señales digitales y realizar cálculos rápidos y precisos.</text:p>
      <text:p text:style-name="P4"/>
      <text:p text:style-name="P9"><text:span text:style-name="T7">Unidades de medida</text:span><text:span text:style-name="T5"> </text:span></text:p>
      <text:p text:style-name="P4"/>
      <text:p text:style-name="P22">La unidad básica de almacenamiento es el <text:span text:style-name="T2">bit </text:span><text:span text:style-name="T23">(</text:span><text:span text:style-name="T2">bi</text:span><text:span text:style-name="T23">nary digi</text:span><text:span text:style-name="T2">t</text:span><text:span text:style-name="T23">), que representa un estado de información que puede ser un 0 o un 1.</text:span></text:p>
      <text:p text:style-name="P4"/>
      <text:p text:style-name="P22">El conjunto de 8 bits es lo que se denomina <text:span text:style-name="T2">byte</text:span><text:span text:style-name="T23">, también llamado octeto. La capacidad de la memoria principal o de la memoria de las unidades de almacenamiento se mide en múltiplos de byte.</text:span></text:p>
      <text:p text:style-name="P22"><text:span text:style-name="T23"/></text:p>
      <text:list text:style-name="L1">
        <text:list-item>
          <text:p text:style-name="P29">Bit (b): Es la unidad más básica de almacenamiento y representa un dígito binario, que puede ser 0 o 1.</text:p>
        </text:list-item>
        <text:list-item>
          <text:p text:style-name="P29">Byte (B): Un byte está compuesto por 8 bits y es la unidad fundamental de almacenamiento. Es utilizado para representar un carácter de texto o un número.</text:p>
        </text:list-item>
        <text:list-item>
          <text:p text:style-name="P29">Kilobyte (KB): Equivale a 1024 bytes. Se utiliza para medir cantidades pequeñas de datos, como documentos de texto o imágenes de baja resolución.</text:p>
        </text:list-item>
        <text:list-item>
          <text:p text:style-name="P29">Megabyte (MB): Equivale a 1024 kilobytes o 1.048.576 bytes. Se utiliza para medir cantidades más grandes de datos, como archivos de audio o imágenes de alta resolución.</text:p>
        </text:list-item>
        <text:list-item>
          <text:p text:style-name="P29">Gigabyte (GB): Equivale a 1024 megabytes o 1.073.741.824 bytes. Se utiliza para medir cantidades aún mayores de datos, como películas en alta definición o juegos de video.</text:p>
        </text:list-item>
        <text:list-item>
          <text:p text:style-name="P29">Terabyte (TB): Equivale a 1024 gigabytes o 1.099.511.627.776 bytes. Se utiliza para medir grandes cantidades de datos, como bibliotecas digitales completas o bases de datos extensas.</text:p>
        </text:list-item>
        <text:list-item>
          <text:p text:style-name="P31"><text:span text:style-name="T24">P</text:span><text:span text:style-name="T23">etabyte (PB):</text:span></text:p>
        </text:list-item>
        <text:list-item>
          <text:p text:style-name="P30">Exabyte (PB):</text:p>
        </text:list-item>
        <text:list-item>
          <text:p text:style-name="P30">Zettabyte (PB):</text:p>
        </text:list-item>
        <text:list-item>
          <text:p text:style-name="P30">Yottabyte (PB):</text:p>
        </text:list-item>
      </text:list>
      <text:p text:style-name="P23"><text:span text:style-name="T23"/></text:p>
      <text:p text:style-name="P10"><text:span text:style-name="T8"><text:s/>RAID</text:span><text:span text:style-name="T5"> </text:span></text:p>
      <text:p text:style-name="P24"/>
      <text:p text:style-name="P24">Se mandó como actividad. También entra.</text:p>
      <text:p text:style-name="P24"><text:span text:style-name="T23"/></text:p>
      <text:p text:style-name="P25"/>
      <text:p text:style-name="P27"><text:span text:style-name="T6"><text:s/>CO</text:span><text:span text:style-name="T9">NECTORES EXTERNOS</text:span><text:span text:style-name="T6"> </text:span></text:p>
      <text:p text:style-name="P24"/>
      <text:p text:style-name="P24"/>
      <text:p text:style-name="P24">Los conectores externos de un ordenador son los puertos y conexiones que se encuentran en la parte exterior de la torre o carcasa del equipo. Estos permiten la conexión de diferentes dispositivos externos al ordenador. Algunos de los conectores externos más comunes son:</text:p>
      <text:p text:style-name="P24"/>
      <text:p text:style-name="P24">1. Puertos USB: Son los más utilizados y permiten la conexión de dispositivos como impresoras, teclados, ratones, cámaras, discos duros externos, entre otros.</text:p>
      <text:p text:style-name="P24"/>
      <text:p text:style-name="P24">2. Puerto Ethernet: Es el puerto utilizado para conectar el ordenador a una red de área local (LAN) mediante un cable de red RJ-45. Se utiliza para la conexión a internet por cable o para compartir archivos y recursos en una red local.</text:p>
      <text:p text:style-name="P24"/>
      <text:p text:style-name="P24">3. Puertos de audio: Incluyen los puertos de entrada y salida de audio. El puerto de salida (conexión de auriculares o altavoces) permite escuchar el sonido producido por el ordenador, mientras que el puerto de entrada (micrófono) permite grabar audio.</text:p>
      <text:p text:style-name="P24"/>
      <text:p text:style-name="P24">Los conectores de audio mini<text:span text:style-name="T27">J</text:span>ack <text:span text:style-name="T27">o Jack de 3,5mm o </text:span>conectores TRS (Tip, Ring, Sleeve) de un ordenador tienen tres secciones metálicas que hacen contacto con el conector en el momento de la conexión, son los siguientes:</text:p>
      <text:p text:style-name="P24"/>
      <text:list text:style-name="L2">
        <text:list-item>
          <text:p text:style-name="P32">Conector de auriculares: Permite conectar auriculares o altavoces externos para escuchar el sonido del ordenador de forma privada. <text:span text:style-name="T28">Color verde.</text:span></text:p>
        </text:list-item>
      </text:list>
      <text:p text:style-name="P24"/>
      <text:list text:continue-numbering="true" text:style-name="L2">
        <text:list-item>
          <text:p text:style-name="P32">Conector de micrófono: Permite conectar un micrófono externo al ordenador para grabar audio o realizar videollamadas. <text:span text:style-name="T28">Color rosa-rojo.</text:span></text:p>
        </text:list-item>
      </text:list>
      <text:p text:style-name="P24"/>
      <text:list text:continue-numbering="true" text:style-name="L2">
        <text:list-item>
          <text:p text:style-name="P32">Conector de entrada de línea: Permite conectar dispositivos de audio externos, como reproductores de música o consolas de videojuegos, al ordenador para reproducir el sonido a través de los altavoces del sistema.</text:p>
        </text:list-item>
      </text:list>
      <text:p text:style-name="P24"/>
      <text:list text:continue-numbering="true" text:style-name="L2">
        <text:list-item>
          <text:p text:style-name="P32">Conector de salida de línea: Permite conectar el ordenador a equipos de audio externos, como sistemas de sonido o amplificadores, para reproducir el sonido del ordenador a través de ellos.</text:p>
        </text:list-item>
      </text:list>
      <text:p text:style-name="P24"/>
      <text:p text:style-name="P24"/>
      <text:p text:style-name="P24"/>
      <text:p text:style-name="P24">4. Puertos HDMI y VGA: Estos puertos se utilizan para conectar el ordenador a un monitor o televisor externo. El puerto HDMI ofrece una mejor calidad de imagen y sonido, mientras que el puerto VGA es más común en equipos más antiguos y proporciona una menor calidad.</text:p>
      <text:p text:style-name="P28">Display-port, DIV</text:p>
      <text:p text:style-name="P24"/>
      <text:p text:style-name="P24">5. Ranuras para tarjetas de expansión: Estas ranuras permiten conectar tarjetas de expansión, como tarjetas de sonido, tarjetas de red o tarjetas gráficas adicionales, para mejorar las capacidades del ordenador.</text:p>
      <text:p text:style-name="P24"/>
      <text:p text:style-name="P24">6. Puertos FireWire: Estos puertos se utilizan principalmente para la conexión de dispositivos multimedia de alta velocidad, como cámaras de video digitales.</text:p>
      <text:p text:style-name="P24"/>
      <text:p text:style-name="P24"><text:soft-page-break/>7. Puertos eSATA: Estos puertos permiten la conexión de discos duros externos de alta velocidad, ofreciendo una transferencia de datos más rápida que los puertos USB.</text:p>
      <text:p text:style-name="P24"/>
      <text:p text:style-name="P24">Estos son solo algunos de los conectores externos más comunes que se encuentran en un ordenador. La cantidad y tipos de conectores pueden variar dependiendo del modelo y fabricante del equipo.</text:p>
      <text:p text:style-name="P24"/>
      <text:p text:style-name="P24"><text:span text:style-name="T23"/></text:p>
      <text:p text:style-name="P10"><text:span text:style-name="T8"><text:s/></text:span><text:span text:style-name="T10">MEMORIAS AUXILIARES Y DISPOSITIVOS DE ALMACENAMIENTO</text:span><text:span text:style-name="T5"> </text:span></text:p>
      <text:p text:style-name="P11"/>
      <text:p text:style-name="P11"/>
      <text:p text:style-name="P11"><text:span text:style-name="T26">Son </text:span>dispositivos utilizados para almacenar y recuperar datos. <text:span text:style-name="T26">Las </text:span>más comunes son:</text:p>
      <text:p text:style-name="P11"/>
      <text:list text:style-name="L3">
        <text:list-item>
          <text:p text:style-name="P33">Disco duro (HDD): Es una unidad de almacenamiento magnético que utiliza discos giratorios para almacenar datos de forma permanente.</text:p>
          <text:p text:style-name="P33"/>
        </text:list-item>
        <text:list-item>
          <text:p text:style-name="P33">Unidad de estado sólido (SSD): Es una unidad de almacenamiento basada en memoria flash que ofrece una mayor velocidad de lectura y escritura en comparación con los discos duros tradicionales.</text:p>
          <text:p text:style-name="P33"/>
        </text:list-item>
        <text:list-item>
          <text:p text:style-name="P34">Memoria RAM: Aunque no es una unidad de almacenamiento permanente, la memoria RAM se utiliza para almacenar temporalmente los datos y programas que se están utilizando en ese momento.</text:p>
          <text:p text:style-name="P34"/>
        </text:list-item>
        <text:list-item>
          <text:p text:style-name="P34">Unidades de disco óptico: Estas unidades, como los CD, DVD o Blu-ray, se utilizan para almacenar datos de forma óptica y son comunes para la reproducción de música, películas o copias de seguridad.</text:p>
          <text:p text:style-name="P34"/>
        </text:list-item>
        <text:list-item>
          <text:p text:style-name="P34">Unidades de almacenamiento externas: Estas unidades, como los discos duros externos o las memorias USB, se conectan al ordenador a través de puertos USB u otros y permiten el almacenamiento y transporte de datos de forma portátil.</text:p>
          <text:p text:style-name="P34"/>
          <text:p text:style-name="P34">Es importante tener en cuenta que la capacidad de almacenamiento de estas unidades puede variar y se mide en bytes (por ejemplo, gigabytes o terabytes). </text:p>
        </text:list-item>
      </text:list>
      <text:p text:style-name="P11"/>
      <text:p text:style-name="P37"><text:span text:style-name="T8"><text:s/></text:span><text:span text:style-name="T11">PERIFÉRICOS</text:span><text:span text:style-name="T5"> </text:span></text:p>
      <text:p text:style-name="P11"/>
      <text:p text:style-name="P36">Los <text:span text:style-name="T2">periféricos de entrada</text:span> son dispositivos utilizados para <text:span text:style-name="T30">introducir</text:span> información o comandos a un ordenador. Algunos ejemplos comunes de periféricos de entrada son:</text:p>
      <text:p text:style-name="P36"/>
      <text:p text:style-name="P36">Teclado, <text:span text:style-name="T30">ratón, e</text:span>scáner, <text:span text:style-name="T30">m</text:span>icrófono, web<text:span text:style-name="T30">cam</text:span>, <text:span text:style-name="T30">t</text:span>ableta gráfica, <text:span text:style-name="T30">j</text:span>oystick o gamepad, <text:span text:style-name="T30">l</text:span>ector de código de barras.</text:p>
      <text:p text:style-name="P36"/>
      <text:p text:style-name="P38">Los <text:span text:style-name="T2">periféricos de </text:span><text:span text:style-name="T12">salida </text:span><text:span text:style-name="T25">(54 y 55)</text:span></text:p>
      <text:p text:style-name="P38"><text:span text:style-name="T25">Los </text:span><text:span text:style-name="T12">periféricos de entra/salida </text:span><text:span text:style-name="T25">(55)</text:span></text:p>
      <text:p text:style-name="P36"/>
      <text:p text:style-name="P19"><text:span text:style-name="T5">M</text:span><text:span text:style-name="T6">antenimiento y Reparación de equipos</text:span></text:p>
      <text:p text:style-name="P4"/>
      <text:p text:style-name="P6">El mantenimiento y reparación de equipos se refiere al conjunto de actividades realizadas para garantizar el correcto funcionamiento y prolongar la vida útil de los dispositivos electrónicos, como <text:span text:style-name="T20">ordenadores</text:span>, impresoras, servidores, entre otros. </text:p>
      <text:p text:style-name="P6"/>
      <text:p text:style-name="P6">Estas actividades pueden incluir:</text:p>
      <text:p text:style-name="P6">1. Limpieza regular de los equipos para eliminar el polvo y la suciedad que puedan afectar su rendimiento.<text:line-break/>2. Actualización de software y firmware para asegurar que los dispositivos estén utilizando las versiones más recientes y seguras.</text:p>
      <text:p text:style-name="P6">3. Verificación y reemplazo de componentes defectuosos o desgastados, como discos duros, tarjetas de memoria, ventiladores, <text:span text:style-name="T20">renova</text:span><text:span text:style-name="T21">ción</text:span><text:span text:style-name="T20"> la pasta térmica </text:span><text:span text:style-name="T21">de la CPU para que didipe mejor el calor</text:span><text:span text:style-name="T20">, </text:span>etc.</text:p>
      <text:p text:style-name="P6">4. Diagnóstico y solución de problemas de hardware y software que puedan afectar el rendimiento o la funcionalidad de los equipos.</text:p>
      <text:p text:style-name="P6">5. Configuración y optimización de los dispositivos para mejorar su rendimiento y seguridad.</text:p>
      <text:p text:style-name="P6">6. Realización de copias de seguridad regulares de los datos importantes para prevenir la pérdida de información en caso de fallos o averías.</text:p>
      <text:p text:style-name="P6">7. Asesoramiento y recomendaciones sobre actualizaciones o mejoras que puedan beneficiar el rendimiento o la funcionalidad de los equipos.</text:p>
      <text:p text:style-name="P6"><text:line-break/>Es importante contar con personal capacitado y especializado en mantenimiento y reparación de equipos para garantizar un servicio eficiente y seguro. Además, seguir las recomendaciones del fabricante y realizar un <text:span text:style-name="T2">mantenimiento preventivo</text:span> regular puede ayudar a evitar problemas y prolongar la vida útil de los equipos. </text:p>
      <text:p text:style-name="P6"/>
      <text:p text:style-name="P20">Otra medida de prevención es proteger un sistema informático ante un posible corte del suministro eléctrico que puede hacer perder los datos con los que se está trabajando.</text:p>
      <text:p text:style-name="P7">UPS (Uninterruptible Power Supply) y SAI (Sistema de Alimentación Ininterrumpida) son términos que se utilizan indistintamente para referirse al mismo tipo de dispositivo. Ambos términos se refieren a un equipo que proporciona energía eléctrica de respaldo a los dispositivos conectados en caso de un corte de energía eléctrica.</text:p>
      <text:p text:style-name="P7"><text:line-break/>Un UPS o SAI consta de una batería interna que se carga mientras hay suministro eléctrico y se utiliza para alimentar los dispositivos conectados cuando se produce un corte de energía. Esto permite que los dispositivos sigan funcionando durante un tiempo determinado, lo que brinda la oportunidad de guardar el trabajo en curso y apagarlos correctamente.</text:p>
      <text:p text:style-name="P7"><text:line-break/>Además de proporcionar energía de respaldo, algunos UPS o SAI también ofrecen protección contra sobretensiones y fluctuaciones de voltaje, lo que ayuda a proteger los dispositivos conectados de posibles daños.</text:p>
      <text:p text:style-name="P7"/>
      <text:p text:style-name="P7"/>
      <text:p text:style-name="P8"><text:bookmark text:name="wpaicg-chat-message-23443"/>Para <text:span text:style-name="T2">reparar</text:span> un ordenador, se necesitan:</text:p>
      <text:p text:style-name="P8">1. Herramientas: Es importante tener las herramientas adecuadas, como destornilladores, alicates, pinzas y posiblemente un multímetro, para abrir y manipular el hardware del ordenador.<text:line-break/><text:line-break/>2. Conocimientos técnicos: Es fundamental tener conocimientos técnicos sobre hardware y software de ordenadores. Esto incluye comprender los componentes internos del ordenador, cómo funcionan y cómo solucionar problemas comunes.</text:p>
      <text:p text:style-name="P8"><text:soft-page-break/>3. Diagnóstico: Antes de reparar un ordenador, es necesario diagnosticar el problema. Esto implica identificar la causa raíz del fallo o mal funcionamiento del ordenador. Puede requerir pruebas de hardware, análisis de errores o revisión del software.</text:p>
      <text:p text:style-name="P8">4. Piezas de repuesto: Si se determina que un componente específico está defectuoso, es posible que se necesite una pieza de repuesto para reemplazarla. Esto puede incluir cosas como una tarjeta madre <text:span text:style-name="T22">o placa base</text:span>, una unidad de disco duro, una memoria RAM, etc.</text:p>
      <text:p text:style-name="P8">5. Software de diagnóstico y reparación: En algunos casos, puede ser necesario utilizar software especializado para diagnosticar y reparar problemas de software en el ordenador. Esto puede incluir herramientas de recuperación de datos, antivirus, herramientas de reparación del sistema operativo, entre otros.</text:p>
      <text:p text:style-name="P8">6. Documentación y recursos: Es útil tener acceso a manuales de servicio, guías de reparación en línea, foros de soporte técnico y otros recursos que puedan proporcionar información adicional sobre la reparación específica que se está realizando.</text:p>
      <text:p text:style-name="P8"><text:line-break/>Es importante tener en cuenta que la reparación de un ordenador puede variar en complejidad dependiendo del problema específico. En algunos casos, puede ser necesario buscar la ayuda de un técnico especializado si no se tiene experiencia o conocimientos suficientes para realizar la reparación de manera segura y efectiva.</text:p>
      <text:p text:style-name="P21"><text:line-break/><text:line-break/></text:p>
      <text:p text:style-name="P5"/>
      <text:p text:style-name="P13">Libro páginas 16, 17, 18 y 19: <text:span text:style-name="T16">Arquitectura Von Neumann</text:span></text:p>
      <text:p text:style-name="P18">Preguntas de sistemas de numeración.</text:p>
      <text:p text:style-name="P14">Libro páginas 32 y 33: Puertas lógicas</text:p>
      <text:p text:style-name="P17">Libro páginas <text:span text:style-name="T17">5</text:span>2 : <text:span text:style-name="T17">Conectores externos. </text:span></text:p>
      <text:p text:style-name="P17"><text:span text:style-name="T29">Libro páginas </text:span><text:span text:style-name="T31">53, 54, 55</text:span><text:span text:style-name="T29">: </text:span><text:span text:style-name="T17">Periféricos.</text:span></text:p>
      <text:p text:style-name="P26">Libro páginas 48,49,50: RAID</text:p>
      <text:p text:style-name="P16">Libro páginas <text:span text:style-name="T18">64, 65, 66, </text:span><text:span text:style-name="T19">67, 68, 69</text:span> : <text:span text:style-name="T18">Tipos de software, licencias de software, normas y recomendaciones de seguridad.</text:span></text:p>
      <text:p text:style-name="P22"/>
      <text:p text:style-name="P16"/>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7:20:33.285000000</meta:creation-date>
    <dc:date>2023-11-21T16:49:18.510000000</dc:date>
    <meta:editing-duration>PT3H20M56S</meta:editing-duration>
    <meta:editing-cycles>23</meta:editing-cycles>
    <meta:generator>LibreOffice/7.6.2.1$Windows_X86_64 LibreOffice_project/56f7684011345957bbf33a7ee678afaf4d2ba333</meta:generator>
    <meta:document-statistic meta:table-count="0" meta:image-count="0" meta:object-count="0" meta:page-count="11" meta:paragraph-count="96" meta:word-count="2232" meta:character-count="14431" meta:non-whitespace-character-count="12292"/>
  </office:meta>
</office:document-meta>
</file>